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$test5$" table:style-name="ta1" table:print="false">
        <table:table-column table:style-name="co3" table:default-cell-style-name="Default"/>
        <table:table-row table:style-name="ro1">
          <table:table-cell office:value-type="string">
            <text:p>$test1$</text:p>
          </table:table-cell>
        </table:table-row>
        <table:table-row table:style-name="ro2">
          <table:table-cell office:value-type="string">
            <text:p>$test2$$br$ $test2$</text:p>
          </table:table-cell>
        </table:table-row>
        <table:table-row table:style-name="ro1">
          <table:table-cell office:value-type="string">
            <text:p>$test3$</text:p>
          </table:table-cell>
        </table:table-row>
        <table:table-row table:style-name="ro1">
          <table:table-cell office:value-type="string">
            <text:p>$i$$b$$test4$$/b$ $test4$$/i$</text:p>
          </table:table-cell>
        </table:table-row>
        <table:table-row table:style-name="ro2">
          <table:table-cell office:value-type="string">
            <text:p>$test2$$sbr$ $test2$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$test3$</text:p>
          </table:table-cell>
        </table:table-row>
      </table:table>
      <table:table table:name="Лист3" table:style-name="ta1" table:print="false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$test3$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15.12.2014</text:date>, <text:time>12:46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Игнатов</meta:initial-creator>
    <meta:creation-date>2014-12-15T10:09:02.94</meta:creation-date>
    <dc:date>2014-12-15T12:46:26.32</dc:date>
    <meta:editing-duration>PT2M43S</meta:editing-duration>
    <meta:editing-cycles>3</meta:editing-cycles>
    <meta:generator>OpenOffice/4.1.1$Win32 OpenOffice.org_project/411m6$Build-9775</meta:generator>
    <meta:document-statistic meta:table-count="3" meta:cell-count="7" meta:object-count="0"/>
  </office:meta>
</office:document-meta>
</file>